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ce2" style:family="table-cell" style:parent-style-name="Default">
      <style:table-cell-properties style:text-align-source="fix" style:repeat-content="false"/>
      <style:paragraph-properties fo:text-align="end"/>
    </style:style>
    <style:style style:name="ce3" style:family="table-cell" style:parent-style-name="Default" style:data-style-name="N120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5" table:default-cell-style-name="ce1"/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692.199568033" calcext:value-type="float">
            <text:p>692.200</text:p>
          </table:table-cell>
          <table:table-cell office:value-type="float" office:value="692.199553012" calcext:value-type="float">
            <text:p>692.200</text:p>
          </table:table-cell>
          <table:table-cell office:value-type="float" office:value="692.199559688" calcext:value-type="float">
            <text:p>692.200</text:p>
          </table:table-cell>
          <table:table-cell table:number-columns-repeated="2" office:value-type="float" office:value="1" calcext:value-type="float">
            <text:p>1.000</text:p>
          </table:table-cell>
          <table:table-cell table:number-columns-repeated="2" office:value-type="float" office:value="4.02609821256769" calcext:value-type="float">
            <text:p>4.026</text:p>
          </table:table-cell>
          <table:table-cell table:number-columns-repeated="3"/>
          <table:table-cell table:number-columns-repeated="2" office:value-type="float" office:value="1" calcext:value-type="float">
            <text:p>1.000</text:p>
          </table:table-cell>
          <table:table-cell office:value-type="float" office:value="0.0000059605" calcext:value-type="float">
            <text:p>0.000</text:p>
          </table:table-cell>
          <table:table-cell/>
          <table:table-cell office:value-type="string" calcext:value-type="string">
            <text:p>1_1</text:p>
          </table:table-cell>
          <table:table-cell office:value-type="float" office:value="0.0000059605" calcext:value-type="float">
            <text:p>0.000</text:p>
          </table:table-cell>
          <table:table-cell table:number-columns-repeated="1006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692.199568033" calcext:value-type="float">
            <text:p>692.200</text:p>
          </table:table-cell>
          <table:table-cell office:value-type="float" office:value="692.199553012" calcext:value-type="float">
            <text:p>692.200</text:p>
          </table:table-cell>
          <table:table-cell office:value-type="float" office:value="692.199559688" calcext:value-type="float">
            <text:p>692.200</text:p>
          </table:table-cell>
          <table:table-cell table:number-columns-repeated="2" office:value-type="float" office:value="1" calcext:value-type="float">
            <text:p>1.000</text:p>
          </table:table-cell>
          <table:table-cell table:number-columns-repeated="2" office:value-type="float" office:value="4.02609821256769" calcext:value-type="float">
            <text:p>4.026</text:p>
          </table:table-cell>
          <table:table-cell office:value-type="float" office:value="0.0000059605" calcext:value-type="float">
            <text:p>0.000</text:p>
          </table:table-cell>
          <table:table-cell table:number-columns-repeated="2"/>
          <table:table-cell office:value-type="float" office:value="2" calcext:value-type="float">
            <text:p>2.000</text:p>
          </table:table-cell>
          <table:table-cell office:value-type="float" office:value="1" calcext:value-type="float">
            <text:p>1.000</text:p>
          </table:table-cell>
          <table:table-cell office:value-type="float" office:value="0.4566681385" calcext:value-type="float">
            <text:p>0.457</text:p>
          </table:table-cell>
          <table:table-cell/>
          <table:table-cell office:value-type="string" calcext:value-type="string">
            <text:p>16_16</text:p>
          </table:table-cell>
          <table:table-cell office:value-type="float" office:value="0.1491410732" calcext:value-type="float">
            <text:p>0.149</text:p>
          </table:table-cell>
          <table:table-cell table:number-columns-repeated="100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46.773110866" calcext:value-type="float">
            <text:p>346.773</text:p>
          </table:table-cell>
          <table:table-cell office:value-type="float" office:value="346.759847879" calcext:value-type="float">
            <text:p>346.760</text:p>
          </table:table-cell>
          <table:table-cell office:value-type="float" office:value="346.768686532667" calcext:value-type="float">
            <text:p>346.769</text:p>
          </table:table-cell>
          <table:table-cell office:value-type="float" office:value="1.99614205829624" calcext:value-type="float">
            <text:p>1.996</text:p>
          </table:table-cell>
          <table:table-cell office:value-type="float" office:value="0.998071029148119" calcext:value-type="float">
            <text:p>0.998</text:p>
          </table:table-cell>
          <table:table-cell office:value-type="float" office:value="8.03666397293767" calcext:value-type="float">
            <text:p>8.037</text:p>
          </table:table-cell>
          <table:table-cell office:value-type="float" office:value="4.01833198646884" calcext:value-type="float">
            <text:p>4.018</text:p>
          </table:table-cell>
          <table:table-cell office:value-type="float" office:value="0.4566681385" calcext:value-type="float">
            <text:p>0.457</text:p>
          </table:table-cell>
          <table:table-cell table:number-columns-repeated="2"/>
          <table:table-cell table:number-columns-repeated="2" office:value-type="float" office:value="2" calcext:value-type="float">
            <text:p>2.000</text:p>
          </table:table-cell>
          <table:table-cell office:value-type="float" office:value="0.4573180676" calcext:value-type="float">
            <text:p>0.457</text:p>
          </table:table-cell>
          <table:table-cell/>
          <table:table-cell office:value-type="string" calcext:value-type="string">
            <text:p>16_4</text:p>
          </table:table-cell>
          <table:table-cell office:value-type="float" office:value="0.1495969296" calcext:value-type="float">
            <text:p>0.150</text:p>
          </table:table-cell>
          <table:table-cell table:number-columns-repeated="1006"/>
        </table:table-row>
        <table:table-row table:style-name="ro1"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346.757402896" calcext:value-type="float">
            <text:p>346.757</text:p>
          </table:table-cell>
          <table:table-cell office:value-type="float" office:value="346.757362842" calcext:value-type="float">
            <text:p>346.757</text:p>
          </table:table-cell>
          <table:table-cell office:value-type="float" office:value="346.757382233333" calcext:value-type="float">
            <text:p>346.757</text:p>
          </table:table-cell>
          <table:table-cell office:value-type="float" office:value="1.99620713257726" calcext:value-type="float">
            <text:p>1.996</text:p>
          </table:table-cell>
          <table:table-cell office:value-type="float" office:value="0.998103566288631" calcext:value-type="float">
            <text:p>0.998</text:p>
          </table:table-cell>
          <table:table-cell office:value-type="float" office:value="8.03692596838419" calcext:value-type="float">
            <text:p>8.037</text:p>
          </table:table-cell>
          <table:table-cell office:value-type="float" office:value="4.0184629841921" calcext:value-type="float">
            <text:p>4.018</text:p>
          </table:table-cell>
          <table:table-cell office:value-type="float" office:value="0.4573180676" calcext:value-type="float">
            <text:p>0.457</text:p>
          </table:table-cell>
          <table:table-cell table:number-columns-repeated="2"/>
          <table:table-cell office:value-type="float" office:value="4" calcext:value-type="float">
            <text:p>4.000</text:p>
          </table:table-cell>
          <table:table-cell office:value-type="float" office:value="1" calcext:value-type="float">
            <text:p>1.000</text:p>
          </table:table-cell>
          <table:table-cell office:value-type="float" office:value="0.3167870045" calcext:value-type="float">
            <text:p>0.317</text:p>
          </table:table-cell>
          <table:table-cell/>
          <table:table-cell office:value-type="string" calcext:value-type="string">
            <text:p>16_8</text:p>
          </table:table-cell>
          <table:table-cell office:value-type="float" office:value="0.1461529732" calcext:value-type="float">
            <text:p>0.146</text:p>
          </table:table-cell>
          <table:table-cell table:number-columns-repeated="100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74.075532198" calcext:value-type="float">
            <text:p>174.076</text:p>
          </table:table-cell>
          <table:table-cell office:value-type="float" office:value="174.074804067" calcext:value-type="float">
            <text:p>174.075</text:p>
          </table:table-cell>
          <table:table-cell office:value-type="float" office:value="174.075253089" calcext:value-type="float">
            <text:p>174.075</text:p>
          </table:table-cell>
          <table:table-cell office:value-type="float" office:value="3.97643862297932" calcext:value-type="float">
            <text:p>3.976</text:p>
          </table:table-cell>
          <table:table-cell office:value-type="float" office:value="0.99410965574483" calcext:value-type="float">
            <text:p>0.994</text:p>
          </table:table-cell>
          <table:table-cell office:value-type="float" office:value="16.0095324323622" calcext:value-type="float">
            <text:p>16.010</text:p>
          </table:table-cell>
          <table:table-cell office:value-type="float" office:value="4.00238310809054" calcext:value-type="float">
            <text:p>4.002</text:p>
          </table:table-cell>
          <table:table-cell office:value-type="float" office:value="0.3167870045" calcext:value-type="float">
            <text:p>0.317</text:p>
          </table:table-cell>
          <table:table-cell table:number-columns-repeated="2"/>
          <table:table-cell office:value-type="float" office:value="4" calcext:value-type="float">
            <text:p>4.000</text:p>
          </table:table-cell>
          <table:table-cell office:value-type="float" office:value="2" calcext:value-type="float">
            <text:p>2.000</text:p>
          </table:table-cell>
          <table:table-cell office:value-type="float" office:value="0.3026130199" calcext:value-type="float">
            <text:p>0.303</text:p>
          </table:table-cell>
          <table:table-cell/>
          <table:table-cell office:value-type="string" calcext:value-type="string">
            <text:p>2_1</text:p>
          </table:table-cell>
          <table:table-cell office:value-type="float" office:value="0.4566681385" calcext:value-type="float">
            <text:p>0.457</text:p>
          </table:table-cell>
          <table:table-cell table:number-columns-repeated="100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74.055951118" calcext:value-type="float">
            <text:p>174.056</text:p>
          </table:table-cell>
          <table:table-cell office:value-type="float" office:value="174.043030977" calcext:value-type="float">
            <text:p>174.043</text:p>
          </table:table-cell>
          <table:table-cell office:value-type="float" office:value="174.051181077667" calcext:value-type="float">
            <text:p>174.051</text:p>
          </table:table-cell>
          <table:table-cell office:value-type="float" office:value="3.97698858118705" calcext:value-type="float">
            <text:p>3.977</text:p>
          </table:table-cell>
          <table:table-cell office:value-type="float" office:value="0.994247145296763" calcext:value-type="float">
            <text:p>0.994</text:p>
          </table:table-cell>
          <table:table-cell office:value-type="float" office:value="16.0117466181193" calcext:value-type="float">
            <text:p>16.012</text:p>
          </table:table-cell>
          <table:table-cell office:value-type="float" office:value="4.00293665452983" calcext:value-type="float">
            <text:p>4.003</text:p>
          </table:table-cell>
          <table:table-cell office:value-type="float" office:value="0.3026130199" calcext:value-type="float">
            <text:p>0.303</text:p>
          </table:table-cell>
          <table:table-cell table:number-columns-repeated="2"/>
          <table:table-cell table:number-columns-repeated="2" office:value-type="float" office:value="4" calcext:value-type="float">
            <text:p>4.000</text:p>
          </table:table-cell>
          <table:table-cell office:value-type="float" office:value="0.316339016" calcext:value-type="float">
            <text:p>0.316</text:p>
          </table:table-cell>
          <table:table-cell/>
          <table:table-cell office:value-type="string" calcext:value-type="string">
            <text:p>2_2</text:p>
          </table:table-cell>
          <table:table-cell office:value-type="float" office:value="0.4573180676" calcext:value-type="float">
            <text:p>0.457</text:p>
          </table:table-cell>
          <table:table-cell table:number-columns-repeated="1006"/>
        </table:table-row>
        <table:table-row table:style-name="ro1">
          <table:table-cell table:number-columns-repeated="2" table:style-name="Default" office:value-type="float" office:value="4" calcext:value-type="float">
            <text:p>4</text:p>
          </table:table-cell>
          <table:table-cell office:value-type="float" office:value="174.041360855" calcext:value-type="float">
            <text:p>174.041</text:p>
          </table:table-cell>
          <table:table-cell office:value-type="float" office:value="174.041359901" calcext:value-type="float">
            <text:p>174.041</text:p>
          </table:table-cell>
          <table:table-cell office:value-type="float" office:value="174.041360298333" calcext:value-type="float">
            <text:p>174.041</text:p>
          </table:table-cell>
          <table:table-cell office:value-type="float" office:value="3.97721299409212" calcext:value-type="float">
            <text:p>3.977</text:p>
          </table:table-cell>
          <table:table-cell office:value-type="float" office:value="0.99430324852303" calcext:value-type="float">
            <text:p>0.994</text:p>
          </table:table-cell>
          <table:table-cell office:value-type="float" office:value="16.0126501265153" calcext:value-type="float">
            <text:p>16.013</text:p>
          </table:table-cell>
          <table:table-cell office:value-type="float" office:value="4.00316253162882" calcext:value-type="float">
            <text:p>4.003</text:p>
          </table:table-cell>
          <table:table-cell office:value-type="float" office:value="0.316339016" calcext:value-type="float">
            <text:p>0.316</text:p>
          </table:table-cell>
          <table:table-cell table:number-columns-repeated="2"/>
          <table:table-cell office:value-type="float" office:value="8" calcext:value-type="float">
            <text:p>8.000</text:p>
          </table:table-cell>
          <table:table-cell office:value-type="float" office:value="2" calcext:value-type="float">
            <text:p>2.000</text:p>
          </table:table-cell>
          <table:table-cell office:value-type="float" office:value="0.2367911339" calcext:value-type="float">
            <text:p>0.237</text:p>
          </table:table-cell>
          <table:table-cell/>
          <table:table-cell office:value-type="string" calcext:value-type="string">
            <text:p>32_16</text:p>
          </table:table-cell>
          <table:table-cell office:value-type="float" office:value="0.082490921" calcext:value-type="float">
            <text:p>0.082</text:p>
          </table:table-cell>
          <table:table-cell table:number-columns-repeated="1006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87.576241016" calcext:value-type="float">
            <text:p>87.576</text:p>
          </table:table-cell>
          <table:table-cell office:value-type="float" office:value="87.539588928" calcext:value-type="float">
            <text:p>87.540</text:p>
          </table:table-cell>
          <table:table-cell office:value-type="float" office:value="87.5519183473334" calcext:value-type="float">
            <text:p>87.552</text:p>
          </table:table-cell>
          <table:table-cell office:value-type="float" office:value="7.90616097001926" calcext:value-type="float">
            <text:p>7.906</text:p>
          </table:table-cell>
          <table:table-cell office:value-type="float" office:value="0.988270121252408" calcext:value-type="float">
            <text:p>0.988</text:p>
          </table:table-cell>
          <table:table-cell office:value-type="float" office:value="31.830980549667" calcext:value-type="float">
            <text:p>31.831</text:p>
          </table:table-cell>
          <table:table-cell office:value-type="float" office:value="3.97887256870837" calcext:value-type="float">
            <text:p>3.979</text:p>
          </table:table-cell>
          <table:table-cell office:value-type="float" office:value="0.2367911339" calcext:value-type="float">
            <text:p>0.237</text:p>
          </table:table-cell>
          <table:table-cell table:number-columns-repeated="2"/>
          <table:table-cell office:value-type="float" office:value="8" calcext:value-type="float">
            <text:p>8.000</text:p>
          </table:table-cell>
          <table:table-cell office:value-type="float" office:value="4" calcext:value-type="float">
            <text:p>4.000</text:p>
          </table:table-cell>
          <table:table-cell office:value-type="float" office:value="0.2232940197" calcext:value-type="float">
            <text:p>0.223</text:p>
          </table:table-cell>
          <table:table-cell/>
          <table:table-cell office:value-type="string" calcext:value-type="string">
            <text:p>32_8</text:p>
          </table:table-cell>
          <table:table-cell office:value-type="float" office:value="0.0838720798" calcext:value-type="float">
            <text:p>0.084</text:p>
          </table:table-cell>
          <table:table-cell table:number-columns-repeated="1006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87.508358001" calcext:value-type="float">
            <text:p>87.508</text:p>
          </table:table-cell>
          <table:table-cell office:value-type="float" office:value="87.506665945" calcext:value-type="float">
            <text:p>87.507</text:p>
          </table:table-cell>
          <table:table-cell office:value-type="float" office:value="87.50778532" calcext:value-type="float">
            <text:p>87.508</text:p>
          </table:table-cell>
          <table:table-cell office:value-type="float" office:value="7.91014830459659" calcext:value-type="float">
            <text:p>7.910</text:p>
          </table:table-cell>
          <table:table-cell office:value-type="float" office:value="0.988768538074573" calcext:value-type="float">
            <text:p>0.989</text:p>
          </table:table-cell>
          <table:table-cell office:value-type="float" office:value="31.8470339502817" calcext:value-type="float">
            <text:p>31.847</text:p>
          </table:table-cell>
          <table:table-cell office:value-type="float" office:value="3.98087924378521" calcext:value-type="float">
            <text:p>3.981</text:p>
          </table:table-cell>
          <table:table-cell office:value-type="float" office:value="0.2232940197" calcext:value-type="float">
            <text:p>0.223</text:p>
          </table:table-cell>
          <table:table-cell table:number-columns-repeated="2"/>
          <table:table-cell table:number-columns-repeated="2" office:value-type="float" office:value="8" calcext:value-type="float">
            <text:p>8.000</text:p>
          </table:table-cell>
          <table:table-cell office:value-type="float" office:value="0.23686409" calcext:value-type="float">
            <text:p>0.237</text:p>
          </table:table-cell>
          <table:table-cell/>
          <table:table-cell office:value-type="string" calcext:value-type="string">
            <text:p>4_1</text:p>
          </table:table-cell>
          <table:table-cell office:value-type="float" office:value="0.3167870045" calcext:value-type="float">
            <text:p>0.317</text:p>
          </table:table-cell>
          <table:table-cell table:number-columns-repeated="1006"/>
        </table:table-row>
        <table:table-row table:style-name="ro1">
          <table:table-cell table:number-columns-repeated="2" table:style-name="Default" office:value-type="float" office:value="8" calcext:value-type="float">
            <text:p>8</text:p>
          </table:table-cell>
          <table:table-cell office:value-type="float" office:value="87.507972955" calcext:value-type="float">
            <text:p>87.508</text:p>
          </table:table-cell>
          <table:table-cell office:value-type="float" office:value="87.507549047" calcext:value-type="float">
            <text:p>87.508</text:p>
          </table:table-cell>
          <table:table-cell office:value-type="float" office:value="87.5076917006667" calcext:value-type="float">
            <text:p>87.508</text:p>
          </table:table-cell>
          <table:table-cell office:value-type="float" office:value="7.91015676719909" calcext:value-type="float">
            <text:p>7.910</text:p>
          </table:table-cell>
          <table:table-cell office:value-type="float" office:value="0.988769595899886" calcext:value-type="float">
            <text:p>0.989</text:p>
          </table:table-cell>
          <table:table-cell office:value-type="float" office:value="31.8470680215505" calcext:value-type="float">
            <text:p>31.847</text:p>
          </table:table-cell>
          <table:table-cell office:value-type="float" office:value="3.98088350269381" calcext:value-type="float">
            <text:p>3.981</text:p>
          </table:table-cell>
          <table:table-cell office:value-type="float" office:value="0.23686409" calcext:value-type="float">
            <text:p>0.237</text:p>
          </table:table-cell>
          <table:table-cell table:number-columns-repeated="2"/>
          <table:table-cell office:value-type="float" office:value="16" calcext:value-type="float">
            <text:p>16.000</text:p>
          </table:table-cell>
          <table:table-cell office:value-type="float" office:value="4" calcext:value-type="float">
            <text:p>4.000</text:p>
          </table:table-cell>
          <table:table-cell office:value-type="float" office:value="0.1495969296" calcext:value-type="float">
            <text:p>0.150</text:p>
          </table:table-cell>
          <table:table-cell/>
          <table:table-cell office:value-type="string" calcext:value-type="string">
            <text:p>4_2</text:p>
          </table:table-cell>
          <table:table-cell office:value-type="float" office:value="0.3026130199" calcext:value-type="float">
            <text:p>0.303</text:p>
          </table:table-cell>
          <table:table-cell table:number-columns-repeated="1006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44.227610826" calcext:value-type="float">
            <text:p>44.228</text:p>
          </table:table-cell>
          <table:table-cell office:value-type="float" office:value="44.225727081" calcext:value-type="float">
            <text:p>44.226</text:p>
          </table:table-cell>
          <table:table-cell office:value-type="float" office:value="44.2267332866667" calcext:value-type="float">
            <text:p>44.227</text:p>
          </table:table-cell>
          <table:table-cell office:value-type="float" office:value="15.6511573034647" calcext:value-type="float">
            <text:p>15.651</text:p>
          </table:table-cell>
          <table:table-cell office:value-type="float" office:value="0.978197331466546" calcext:value-type="float">
            <text:p>0.978</text:p>
          </table:table-cell>
          <table:table-cell office:value-type="float" office:value="63.0130964440951" calcext:value-type="float">
            <text:p>63.013</text:p>
          </table:table-cell>
          <table:table-cell office:value-type="float" office:value="3.93831852775595" calcext:value-type="float">
            <text:p>3.938</text:p>
          </table:table-cell>
          <table:table-cell office:value-type="float" office:value="0.1495969296" calcext:value-type="float">
            <text:p>0.150</text:p>
          </table:table-cell>
          <table:table-cell table:number-columns-repeated="2"/>
          <table:table-cell office:value-type="float" office:value="16" calcext:value-type="float">
            <text:p>16.000</text:p>
          </table:table-cell>
          <table:table-cell office:value-type="float" office:value="8" calcext:value-type="float">
            <text:p>8.000</text:p>
          </table:table-cell>
          <table:table-cell office:value-type="float" office:value="0.1461529732" calcext:value-type="float">
            <text:p>0.146</text:p>
          </table:table-cell>
          <table:table-cell/>
          <table:table-cell office:value-type="string" calcext:value-type="string">
            <text:p>4_4</text:p>
          </table:table-cell>
          <table:table-cell office:value-type="float" office:value="0.316339016" calcext:value-type="float">
            <text:p>0.316</text:p>
          </table:table-cell>
          <table:table-cell table:number-columns-repeated="1006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44.196195125" calcext:value-type="float">
            <text:p>44.196</text:p>
          </table:table-cell>
          <table:table-cell office:value-type="float" office:value="44.185889959" calcext:value-type="float">
            <text:p>44.186</text:p>
          </table:table-cell>
          <table:table-cell office:value-type="float" office:value="44.1926190053333" calcext:value-type="float">
            <text:p>44.193</text:p>
          </table:table-cell>
          <table:table-cell office:value-type="float" office:value="15.6632391396505" calcext:value-type="float">
            <text:p>15.663</text:p>
          </table:table-cell>
          <table:table-cell office:value-type="float" office:value="0.978952446228157" calcext:value-type="float">
            <text:p>0.979</text:p>
          </table:table-cell>
          <table:table-cell office:value-type="float" office:value="63.0617391031672" calcext:value-type="float">
            <text:p>63.062</text:p>
          </table:table-cell>
          <table:table-cell office:value-type="float" office:value="3.94135869394795" calcext:value-type="float">
            <text:p>3.941</text:p>
          </table:table-cell>
          <table:table-cell office:value-type="float" office:value="0.1461529732" calcext:value-type="float">
            <text:p>0.146</text:p>
          </table:table-cell>
          <table:table-cell table:number-columns-repeated="2"/>
          <table:table-cell table:number-columns-repeated="2" office:value-type="float" office:value="16" calcext:value-type="float">
            <text:p>16.000</text:p>
          </table:table-cell>
          <table:table-cell office:value-type="float" office:value="0.1491410732" calcext:value-type="float">
            <text:p>0.149</text:p>
          </table:table-cell>
          <table:table-cell/>
          <table:table-cell office:value-type="string" calcext:value-type="string">
            <text:p>64_16</text:p>
          </table:table-cell>
          <table:table-cell office:value-type="float" office:value="0.0460629463" calcext:value-type="float">
            <text:p>0.046</text:p>
          </table:table-cell>
          <table:table-cell table:number-columns-repeated="1006"/>
        </table:table-row>
        <table:table-row table:style-name="ro1">
          <table:table-cell table:number-columns-repeated="2" table:style-name="Default" office:value-type="float" office:value="16" calcext:value-type="float">
            <text:p>16</text:p>
          </table:table-cell>
          <table:table-cell office:value-type="float" office:value="44.196622848" calcext:value-type="float">
            <text:p>44.197</text:p>
          </table:table-cell>
          <table:table-cell office:value-type="float" office:value="44.195675134" calcext:value-type="float">
            <text:p>44.196</text:p>
          </table:table-cell>
          <table:table-cell office:value-type="float" office:value="44.1959923103333" calcext:value-type="float">
            <text:p>44.196</text:p>
          </table:table-cell>
          <table:table-cell office:value-type="float" office:value="15.6620436266607" calcext:value-type="float">
            <text:p>15.662</text:p>
          </table:table-cell>
          <table:table-cell office:value-type="float" office:value="0.978877726666292" calcext:value-type="float">
            <text:p>0.979</text:p>
          </table:table-cell>
          <table:table-cell office:value-type="float" office:value="63.0569258504557" calcext:value-type="float">
            <text:p>63.057</text:p>
          </table:table-cell>
          <table:table-cell office:value-type="float" office:value="3.94105786565348" calcext:value-type="float">
            <text:p>3.941</text:p>
          </table:table-cell>
          <table:table-cell office:value-type="float" office:value="0.1491410732" calcext:value-type="float">
            <text:p>0.149</text:p>
          </table:table-cell>
          <table:table-cell table:number-columns-repeated="2"/>
          <table:table-cell office:value-type="float" office:value="32" calcext:value-type="float">
            <text:p>32.000</text:p>
          </table:table-cell>
          <table:table-cell office:value-type="float" office:value="8" calcext:value-type="float">
            <text:p>8.000</text:p>
          </table:table-cell>
          <table:table-cell office:value-type="float" office:value="0.0838720798" calcext:value-type="float">
            <text:p>0.084</text:p>
          </table:table-cell>
          <table:table-cell/>
          <table:table-cell office:value-type="string" calcext:value-type="string">
            <text:p>8_2</text:p>
          </table:table-cell>
          <table:table-cell office:value-type="float" office:value="0.2367911339" calcext:value-type="float">
            <text:p>0.237</text:p>
          </table:table-cell>
          <table:table-cell table:number-columns-repeated="1006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22.535436153" calcext:value-type="float">
            <text:p>22.535</text:p>
          </table:table-cell>
          <table:table-cell office:value-type="float" office:value="22.534871101" calcext:value-type="float">
            <text:p>22.535</text:p>
          </table:table-cell>
          <table:table-cell office:value-type="float" office:value="22.5352451003333" calcext:value-type="float">
            <text:p>22.535</text:p>
          </table:table-cell>
          <table:table-cell office:value-type="float" office:value="30.7163093459215" calcext:value-type="float">
            <text:p>30.716</text:p>
          </table:table-cell>
          <table:table-cell office:value-type="float" office:value="0.959884667060046" calcext:value-type="float">
            <text:p>0.960</text:p>
          </table:table-cell>
          <table:table-cell office:value-type="float" office:value="123.666878154291" calcext:value-type="float">
            <text:p>123.667</text:p>
          </table:table-cell>
          <table:table-cell office:value-type="float" office:value="3.86458994232159" calcext:value-type="float">
            <text:p>3.865</text:p>
          </table:table-cell>
          <table:table-cell office:value-type="float" office:value="0.0838720798" calcext:value-type="float">
            <text:p>0.084</text:p>
          </table:table-cell>
          <table:table-cell table:number-columns-repeated="2"/>
          <table:table-cell office:value-type="float" office:value="32" calcext:value-type="float">
            <text:p>32.000</text:p>
          </table:table-cell>
          <table:table-cell office:value-type="float" office:value="16" calcext:value-type="float">
            <text:p>16.000</text:p>
          </table:table-cell>
          <table:table-cell office:value-type="float" office:value="0.082490921" calcext:value-type="float">
            <text:p>0.082</text:p>
          </table:table-cell>
          <table:table-cell/>
          <table:table-cell office:value-type="string" calcext:value-type="string">
            <text:p>8_4</text:p>
          </table:table-cell>
          <table:table-cell office:value-type="float" office:value="0.2232940197" calcext:value-type="float">
            <text:p>0.223</text:p>
          </table:table-cell>
          <table:table-cell table:number-columns-repeated="1006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22.507868051" calcext:value-type="float">
            <text:p>22.508</text:p>
          </table:table-cell>
          <table:table-cell office:value-type="float" office:value="22.50476098" calcext:value-type="float">
            <text:p>22.505</text:p>
          </table:table-cell>
          <table:table-cell office:value-type="float" office:value="22.5059493376667" calcext:value-type="float">
            <text:p>22.506</text:p>
          </table:table-cell>
          <table:table-cell office:value-type="float" office:value="30.7562924497263" calcext:value-type="float">
            <text:p>30.756</text:p>
          </table:table-cell>
          <table:table-cell office:value-type="float" office:value="0.961134139053947" calcext:value-type="float">
            <text:p>0.961</text:p>
          </table:table-cell>
          <table:table-cell office:value-type="float" office:value="123.827854057052" calcext:value-type="float">
            <text:p>123.828</text:p>
          </table:table-cell>
          <table:table-cell office:value-type="float" office:value="3.86962043928288" calcext:value-type="float">
            <text:p>3.870</text:p>
          </table:table-cell>
          <table:table-cell office:value-type="float" office:value="0.082490921" calcext:value-type="float">
            <text:p>0.082</text:p>
          </table:table-cell>
          <table:table-cell table:number-columns-repeated="2"/>
          <table:table-cell office:value-type="float" office:value="64" calcext:value-type="float">
            <text:p>64.000</text:p>
          </table:table-cell>
          <table:table-cell office:value-type="float" office:value="16" calcext:value-type="float">
            <text:p>16.000</text:p>
          </table:table-cell>
          <table:table-cell office:value-type="float" office:value="0.0460629463" calcext:value-type="float">
            <text:p>0.046</text:p>
          </table:table-cell>
          <table:table-cell/>
          <table:table-cell office:value-type="string" calcext:value-type="string">
            <text:p>8_8</text:p>
          </table:table-cell>
          <table:table-cell office:value-type="float" office:value="0.23686409" calcext:value-type="float">
            <text:p>0.237</text:p>
          </table:table-cell>
          <table:table-cell table:number-columns-repeated="1006"/>
        </table:table-row>
        <table:table-row table:style-name="ro1"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1.684550046" calcext:value-type="float">
            <text:p>11.685</text:p>
          </table:table-cell>
          <table:table-cell office:value-type="float" office:value="11.681290149" calcext:value-type="float">
            <text:p>11.681</text:p>
          </table:table-cell>
          <table:table-cell office:value-type="float" office:value="11.68342177" calcext:value-type="float">
            <text:p>11.683</text:p>
          </table:table-cell>
          <table:table-cell office:value-type="float" office:value="59.2463041491311" calcext:value-type="float">
            <text:p>59.246</text:p>
          </table:table-cell>
          <table:table-cell office:value-type="float" office:value="0.925723502330174" calcext:value-type="float">
            <text:p>0.926</text:p>
          </table:table-cell>
          <table:table-cell office:value-type="float" office:value="238.531439236059" calcext:value-type="float">
            <text:p>238.531</text:p>
          </table:table-cell>
          <table:table-cell office:value-type="float" office:value="3.72705373806342" calcext:value-type="float">
            <text:p>3.727</text:p>
          </table:table-cell>
          <table:table-cell office:value-type="float" office:value="0.0460629463" calcext:value-type="float">
            <text:p>0.046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table:formula="of:=ROUND([.C1] * 1000) / 1000" office:value-type="float" office:value="692.2" calcext:value-type="float">
            <text:p>692.200</text:p>
          </table:table-cell>
          <table:table-cell office:value-type="float" office:value="692.199553012" calcext:value-type="float">
            <text:p>692.200</text:p>
          </table:table-cell>
          <table:table-cell office:value-type="float" office:value="692.199559688" calcext:value-type="float">
            <text:p>692.200</text:p>
          </table:table-cell>
          <table:table-cell table:number-columns-repeated="2" office:value-type="float" office:value="1" calcext:value-type="float">
            <text:p>1.000</text:p>
          </table:table-cell>
          <table:table-cell table:number-columns-repeated="2" office:value-type="float" office:value="4.02609821256769" calcext:value-type="float">
            <text:p>4.026</text:p>
          </table:table-cell>
          <table:table-cell table:number-columns-repeated="1015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692.199568033" calcext:value-type="float">
            <text:p>692.200</text:p>
          </table:table-cell>
          <table:table-cell office:value-type="float" office:value="692.199553012" calcext:value-type="float">
            <text:p>692.200</text:p>
          </table:table-cell>
          <table:table-cell office:value-type="float" office:value="692.199559688" calcext:value-type="float">
            <text:p>692.200</text:p>
          </table:table-cell>
          <table:table-cell table:number-columns-repeated="2" office:value-type="float" office:value="1" calcext:value-type="float">
            <text:p>1.000</text:p>
          </table:table-cell>
          <table:table-cell table:number-columns-repeated="2" office:value-type="float" office:value="4.02609821256769" calcext:value-type="float">
            <text:p>4.026</text:p>
          </table:table-cell>
          <table:table-cell table:number-columns-repeated="1015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46.773110866" calcext:value-type="float">
            <text:p>346.773</text:p>
          </table:table-cell>
          <table:table-cell office:value-type="float" office:value="346.759847879" calcext:value-type="float">
            <text:p>346.760</text:p>
          </table:table-cell>
          <table:table-cell office:value-type="float" office:value="346.768686532667" calcext:value-type="float">
            <text:p>346.769</text:p>
          </table:table-cell>
          <table:table-cell office:value-type="float" office:value="1.99614205829624" calcext:value-type="float">
            <text:p>1.996</text:p>
          </table:table-cell>
          <table:table-cell office:value-type="float" office:value="0.998071029148119" calcext:value-type="float">
            <text:p>0.998</text:p>
          </table:table-cell>
          <table:table-cell office:value-type="float" office:value="8.03666397293767" calcext:value-type="float">
            <text:p>8.037</text:p>
          </table:table-cell>
          <table:table-cell office:value-type="float" office:value="4.01833198646884" calcext:value-type="float">
            <text:p>4.018</text:p>
          </table:table-cell>
          <table:table-cell table:number-columns-repeated="1015"/>
        </table:table-row>
        <table:table-row table:style-name="ro1"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346.757402896" calcext:value-type="float">
            <text:p>346.757</text:p>
          </table:table-cell>
          <table:table-cell office:value-type="float" office:value="346.757362842" calcext:value-type="float">
            <text:p>346.757</text:p>
          </table:table-cell>
          <table:table-cell office:value-type="float" office:value="346.757382233333" calcext:value-type="float">
            <text:p>346.757</text:p>
          </table:table-cell>
          <table:table-cell office:value-type="float" office:value="1.99620713257726" calcext:value-type="float">
            <text:p>1.996</text:p>
          </table:table-cell>
          <table:table-cell office:value-type="float" office:value="0.998103566288631" calcext:value-type="float">
            <text:p>0.998</text:p>
          </table:table-cell>
          <table:table-cell office:value-type="float" office:value="8.03692596838419" calcext:value-type="float">
            <text:p>8.037</text:p>
          </table:table-cell>
          <table:table-cell office:value-type="float" office:value="4.0184629841921" calcext:value-type="float">
            <text:p>4.018</text:p>
          </table:table-cell>
          <table:table-cell table:number-columns-repeated="1015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74.075532198" calcext:value-type="float">
            <text:p>174.076</text:p>
          </table:table-cell>
          <table:table-cell office:value-type="float" office:value="174.074804067" calcext:value-type="float">
            <text:p>174.075</text:p>
          </table:table-cell>
          <table:table-cell office:value-type="float" office:value="174.075253089" calcext:value-type="float">
            <text:p>174.075</text:p>
          </table:table-cell>
          <table:table-cell office:value-type="float" office:value="3.97643862297932" calcext:value-type="float">
            <text:p>3.976</text:p>
          </table:table-cell>
          <table:table-cell office:value-type="float" office:value="0.99410965574483" calcext:value-type="float">
            <text:p>0.994</text:p>
          </table:table-cell>
          <table:table-cell office:value-type="float" office:value="16.0095324323622" calcext:value-type="float">
            <text:p>16.010</text:p>
          </table:table-cell>
          <table:table-cell office:value-type="float" office:value="4.00238310809054" calcext:value-type="float">
            <text:p>4.002</text:p>
          </table:table-cell>
          <table:table-cell table:number-columns-repeated="1015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74.055951118" calcext:value-type="float">
            <text:p>174.056</text:p>
          </table:table-cell>
          <table:table-cell office:value-type="float" office:value="174.043030977" calcext:value-type="float">
            <text:p>174.043</text:p>
          </table:table-cell>
          <table:table-cell office:value-type="float" office:value="174.051181077667" calcext:value-type="float">
            <text:p>174.051</text:p>
          </table:table-cell>
          <table:table-cell office:value-type="float" office:value="3.97698858118705" calcext:value-type="float">
            <text:p>3.977</text:p>
          </table:table-cell>
          <table:table-cell office:value-type="float" office:value="0.994247145296763" calcext:value-type="float">
            <text:p>0.994</text:p>
          </table:table-cell>
          <table:table-cell office:value-type="float" office:value="16.0117466181193" calcext:value-type="float">
            <text:p>16.012</text:p>
          </table:table-cell>
          <table:table-cell office:value-type="float" office:value="4.00293665452983" calcext:value-type="float">
            <text:p>4.003</text:p>
          </table:table-cell>
          <table:table-cell table:number-columns-repeated="1015"/>
        </table:table-row>
        <table:table-row table:style-name="ro1">
          <table:table-cell table:number-columns-repeated="2" table:style-name="Default" office:value-type="float" office:value="4" calcext:value-type="float">
            <text:p>4</text:p>
          </table:table-cell>
          <table:table-cell office:value-type="float" office:value="174.041360855" calcext:value-type="float">
            <text:p>174.041</text:p>
          </table:table-cell>
          <table:table-cell office:value-type="float" office:value="174.041359901" calcext:value-type="float">
            <text:p>174.041</text:p>
          </table:table-cell>
          <table:table-cell office:value-type="float" office:value="174.041360298333" calcext:value-type="float">
            <text:p>174.041</text:p>
          </table:table-cell>
          <table:table-cell office:value-type="float" office:value="3.97721299409212" calcext:value-type="float">
            <text:p>3.977</text:p>
          </table:table-cell>
          <table:table-cell office:value-type="float" office:value="0.99430324852303" calcext:value-type="float">
            <text:p>0.994</text:p>
          </table:table-cell>
          <table:table-cell office:value-type="float" office:value="16.0126501265153" calcext:value-type="float">
            <text:p>16.013</text:p>
          </table:table-cell>
          <table:table-cell office:value-type="float" office:value="4.00316253162882" calcext:value-type="float">
            <text:p>4.003</text:p>
          </table:table-cell>
          <table:table-cell table:number-columns-repeated="1015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87.576241016" calcext:value-type="float">
            <text:p>87.576</text:p>
          </table:table-cell>
          <table:table-cell office:value-type="float" office:value="87.539588928" calcext:value-type="float">
            <text:p>87.540</text:p>
          </table:table-cell>
          <table:table-cell office:value-type="float" office:value="87.5519183473334" calcext:value-type="float">
            <text:p>87.552</text:p>
          </table:table-cell>
          <table:table-cell office:value-type="float" office:value="7.90616097001926" calcext:value-type="float">
            <text:p>7.906</text:p>
          </table:table-cell>
          <table:table-cell office:value-type="float" office:value="0.988270121252408" calcext:value-type="float">
            <text:p>0.988</text:p>
          </table:table-cell>
          <table:table-cell office:value-type="float" office:value="31.830980549667" calcext:value-type="float">
            <text:p>31.831</text:p>
          </table:table-cell>
          <table:table-cell office:value-type="float" office:value="3.97887256870837" calcext:value-type="float">
            <text:p>3.979</text:p>
          </table:table-cell>
          <table:table-cell table:number-columns-repeated="1015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87.508358001" calcext:value-type="float">
            <text:p>87.508</text:p>
          </table:table-cell>
          <table:table-cell office:value-type="float" office:value="87.506665945" calcext:value-type="float">
            <text:p>87.507</text:p>
          </table:table-cell>
          <table:table-cell office:value-type="float" office:value="87.50778532" calcext:value-type="float">
            <text:p>87.508</text:p>
          </table:table-cell>
          <table:table-cell office:value-type="float" office:value="7.91014830459659" calcext:value-type="float">
            <text:p>7.910</text:p>
          </table:table-cell>
          <table:table-cell office:value-type="float" office:value="0.988768538074573" calcext:value-type="float">
            <text:p>0.989</text:p>
          </table:table-cell>
          <table:table-cell office:value-type="float" office:value="31.8470339502817" calcext:value-type="float">
            <text:p>31.847</text:p>
          </table:table-cell>
          <table:table-cell office:value-type="float" office:value="3.98087924378521" calcext:value-type="float">
            <text:p>3.981</text:p>
          </table:table-cell>
          <table:table-cell table:number-columns-repeated="1015"/>
        </table:table-row>
        <table:table-row table:style-name="ro1">
          <table:table-cell table:number-columns-repeated="2" table:style-name="Default" office:value-type="float" office:value="8" calcext:value-type="float">
            <text:p>8</text:p>
          </table:table-cell>
          <table:table-cell office:value-type="float" office:value="87.507972955" calcext:value-type="float">
            <text:p>87.508</text:p>
          </table:table-cell>
          <table:table-cell office:value-type="float" office:value="87.507549047" calcext:value-type="float">
            <text:p>87.508</text:p>
          </table:table-cell>
          <table:table-cell office:value-type="float" office:value="87.5076917006667" calcext:value-type="float">
            <text:p>87.508</text:p>
          </table:table-cell>
          <table:table-cell office:value-type="float" office:value="7.91015676719909" calcext:value-type="float">
            <text:p>7.910</text:p>
          </table:table-cell>
          <table:table-cell office:value-type="float" office:value="0.988769595899886" calcext:value-type="float">
            <text:p>0.989</text:p>
          </table:table-cell>
          <table:table-cell office:value-type="float" office:value="31.8470680215505" calcext:value-type="float">
            <text:p>31.847</text:p>
          </table:table-cell>
          <table:table-cell office:value-type="float" office:value="3.98088350269381" calcext:value-type="float">
            <text:p>3.981</text:p>
          </table:table-cell>
          <table:table-cell table:number-columns-repeated="1015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44.227610826" calcext:value-type="float">
            <text:p>44.228</text:p>
          </table:table-cell>
          <table:table-cell office:value-type="float" office:value="44.225727081" calcext:value-type="float">
            <text:p>44.226</text:p>
          </table:table-cell>
          <table:table-cell office:value-type="float" office:value="44.2267332866667" calcext:value-type="float">
            <text:p>44.227</text:p>
          </table:table-cell>
          <table:table-cell office:value-type="float" office:value="15.6511573034647" calcext:value-type="float">
            <text:p>15.651</text:p>
          </table:table-cell>
          <table:table-cell office:value-type="float" office:value="0.978197331466546" calcext:value-type="float">
            <text:p>0.978</text:p>
          </table:table-cell>
          <table:table-cell office:value-type="float" office:value="63.0130964440951" calcext:value-type="float">
            <text:p>63.013</text:p>
          </table:table-cell>
          <table:table-cell office:value-type="float" office:value="3.93831852775595" calcext:value-type="float">
            <text:p>3.938</text:p>
          </table:table-cell>
          <table:table-cell table:number-columns-repeated="4"/>
          <table:table-cell table:style-name="ce2" office:value-type="string" calcext:value-type="string">
            <text:p>Proc</text:p>
          </table:table-cell>
          <table:table-cell table:style-name="ce2" office:value-type="string" calcext:value-type="string">
            <text:p>Nodes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Comm</text:p>
          </table:table-cell>
          <table:table-cell table:number-columns-repeated="1005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44.196195125" calcext:value-type="float">
            <text:p>44.196</text:p>
          </table:table-cell>
          <table:table-cell office:value-type="float" office:value="44.185889959" calcext:value-type="float">
            <text:p>44.186</text:p>
          </table:table-cell>
          <table:table-cell office:value-type="float" office:value="44.1926190053333" calcext:value-type="float">
            <text:p>44.193</text:p>
          </table:table-cell>
          <table:table-cell office:value-type="float" office:value="15.6632391396505" calcext:value-type="float">
            <text:p>15.663</text:p>
          </table:table-cell>
          <table:table-cell office:value-type="float" office:value="0.978952446228157" calcext:value-type="float">
            <text:p>0.979</text:p>
          </table:table-cell>
          <table:table-cell office:value-type="float" office:value="63.0617391031672" calcext:value-type="float">
            <text:p>63.062</text:p>
          </table:table-cell>
          <table:table-cell office:value-type="float" office:value="3.94135869394795" calcext:value-type="float">
            <text:p>3.941</text:p>
          </table:table-cell>
          <table:table-cell table:number-columns-repeated="4"/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692.199568033" calcext:value-type="float">
            <text:p>692.200</text:p>
          </table:table-cell>
          <table:table-cell office:value-type="float" office:value="692.199553012" calcext:value-type="float">
            <text:p>692.200</text:p>
          </table:table-cell>
          <table:table-cell office:value-type="float" office:value="692.199559688" calcext:value-type="float">
            <text:p>692.200</text:p>
          </table:table-cell>
          <table:table-cell office:value-type="float" office:value="0.0000059605" calcext:value-type="float">
            <text:p>0.000</text:p>
          </table:table-cell>
          <table:table-cell table:number-columns-repeated="1005"/>
        </table:table-row>
        <table:table-row table:style-name="ro1">
          <table:table-cell table:number-columns-repeated="2" table:style-name="Default" office:value-type="float" office:value="16" calcext:value-type="float">
            <text:p>16</text:p>
          </table:table-cell>
          <table:table-cell office:value-type="float" office:value="44.196622848" calcext:value-type="float">
            <text:p>44.197</text:p>
          </table:table-cell>
          <table:table-cell office:value-type="float" office:value="44.195675134" calcext:value-type="float">
            <text:p>44.196</text:p>
          </table:table-cell>
          <table:table-cell office:value-type="float" office:value="44.1959923103333" calcext:value-type="float">
            <text:p>44.196</text:p>
          </table:table-cell>
          <table:table-cell office:value-type="float" office:value="15.6620436266607" calcext:value-type="float">
            <text:p>15.662</text:p>
          </table:table-cell>
          <table:table-cell office:value-type="float" office:value="0.978877726666292" calcext:value-type="float">
            <text:p>0.979</text:p>
          </table:table-cell>
          <table:table-cell office:value-type="float" office:value="63.0569258504557" calcext:value-type="float">
            <text:p>63.057</text:p>
          </table:table-cell>
          <table:table-cell office:value-type="float" office:value="3.94105786565348" calcext:value-type="float">
            <text:p>3.941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46.773110866" calcext:value-type="float">
            <text:p>346.773</text:p>
          </table:table-cell>
          <table:table-cell office:value-type="float" office:value="346.759847879" calcext:value-type="float">
            <text:p>346.760</text:p>
          </table:table-cell>
          <table:table-cell office:value-type="float" office:value="346.768686532667" calcext:value-type="float">
            <text:p>346.769</text:p>
          </table:table-cell>
          <table:table-cell office:value-type="float" office:value="0.4566681385" calcext:value-type="float">
            <text:p>0.457</text:p>
          </table:table-cell>
          <table:table-cell table:number-columns-repeated="1005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22.535436153" calcext:value-type="float">
            <text:p>22.535</text:p>
          </table:table-cell>
          <table:table-cell office:value-type="float" office:value="22.534871101" calcext:value-type="float">
            <text:p>22.535</text:p>
          </table:table-cell>
          <table:table-cell office:value-type="float" office:value="22.5352451003333" calcext:value-type="float">
            <text:p>22.535</text:p>
          </table:table-cell>
          <table:table-cell office:value-type="float" office:value="30.7163093459215" calcext:value-type="float">
            <text:p>30.716</text:p>
          </table:table-cell>
          <table:table-cell office:value-type="float" office:value="0.959884667060046" calcext:value-type="float">
            <text:p>0.960</text:p>
          </table:table-cell>
          <table:table-cell office:value-type="float" office:value="123.666878154291" calcext:value-type="float">
            <text:p>123.667</text:p>
          </table:table-cell>
          <table:table-cell office:value-type="float" office:value="3.86458994232159" calcext:value-type="float">
            <text:p>3.865</text:p>
          </table:table-cell>
          <table:table-cell table:number-columns-repeated="4"/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346.757402896" calcext:value-type="float">
            <text:p>346.757</text:p>
          </table:table-cell>
          <table:table-cell office:value-type="float" office:value="346.757362842" calcext:value-type="float">
            <text:p>346.757</text:p>
          </table:table-cell>
          <table:table-cell office:value-type="float" office:value="346.757382233333" calcext:value-type="float">
            <text:p>346.757</text:p>
          </table:table-cell>
          <table:table-cell office:value-type="float" office:value="0.4573180676" calcext:value-type="float">
            <text:p>0.457</text:p>
          </table:table-cell>
          <table:table-cell table:number-columns-repeated="1005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22.507868051" calcext:value-type="float">
            <text:p>22.508</text:p>
          </table:table-cell>
          <table:table-cell office:value-type="float" office:value="22.50476098" calcext:value-type="float">
            <text:p>22.505</text:p>
          </table:table-cell>
          <table:table-cell office:value-type="float" office:value="22.5059493376667" calcext:value-type="float">
            <text:p>22.506</text:p>
          </table:table-cell>
          <table:table-cell office:value-type="float" office:value="30.7562924497263" calcext:value-type="float">
            <text:p>30.756</text:p>
          </table:table-cell>
          <table:table-cell office:value-type="float" office:value="0.961134139053947" calcext:value-type="float">
            <text:p>0.961</text:p>
          </table:table-cell>
          <table:table-cell office:value-type="float" office:value="123.827854057052" calcext:value-type="float">
            <text:p>123.828</text:p>
          </table:table-cell>
          <table:table-cell office:value-type="float" office:value="3.86962043928288" calcext:value-type="float">
            <text:p>3.870</text:p>
          </table:table-cell>
          <table:table-cell table:number-columns-repeated="4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74.075532198" calcext:value-type="float">
            <text:p>174.076</text:p>
          </table:table-cell>
          <table:table-cell office:value-type="float" office:value="174.074804067" calcext:value-type="float">
            <text:p>174.075</text:p>
          </table:table-cell>
          <table:table-cell office:value-type="float" office:value="174.075253089" calcext:value-type="float">
            <text:p>174.075</text:p>
          </table:table-cell>
          <table:table-cell office:value-type="float" office:value="0.3167870045" calcext:value-type="float">
            <text:p>0.317</text:p>
          </table:table-cell>
          <table:table-cell table:number-columns-repeated="1005"/>
        </table:table-row>
        <table:table-row table:style-name="ro1"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1.684550046" calcext:value-type="float">
            <text:p>11.685</text:p>
          </table:table-cell>
          <table:table-cell office:value-type="float" office:value="11.681290149" calcext:value-type="float">
            <text:p>11.681</text:p>
          </table:table-cell>
          <table:table-cell office:value-type="float" office:value="11.68342177" calcext:value-type="float">
            <text:p>11.683</text:p>
          </table:table-cell>
          <table:table-cell office:value-type="float" office:value="59.2463041491311" calcext:value-type="float">
            <text:p>59.246</text:p>
          </table:table-cell>
          <table:table-cell office:value-type="float" office:value="0.925723502330174" calcext:value-type="float">
            <text:p>0.926</text:p>
          </table:table-cell>
          <table:table-cell office:value-type="float" office:value="238.531439236059" calcext:value-type="float">
            <text:p>238.531</text:p>
          </table:table-cell>
          <table:table-cell office:value-type="float" office:value="3.72705373806342" calcext:value-type="float">
            <text:p>3.727</text:p>
          </table:table-cell>
          <table:table-cell table:number-columns-repeated="4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74.055951118" calcext:value-type="float">
            <text:p>174.056</text:p>
          </table:table-cell>
          <table:table-cell office:value-type="float" office:value="174.043030977" calcext:value-type="float">
            <text:p>174.043</text:p>
          </table:table-cell>
          <table:table-cell office:value-type="float" office:value="174.051181077667" calcext:value-type="float">
            <text:p>174.051</text:p>
          </table:table-cell>
          <table:table-cell office:value-type="float" office:value="0.3026130199" calcext:value-type="float">
            <text:p>0.303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number-columns-repeated="2" table:style-name="Default" office:value-type="float" office:value="4" calcext:value-type="float">
            <text:p>4</text:p>
          </table:table-cell>
          <table:table-cell office:value-type="float" office:value="174.041360855" calcext:value-type="float">
            <text:p>174.041</text:p>
          </table:table-cell>
          <table:table-cell office:value-type="float" office:value="174.041359901" calcext:value-type="float">
            <text:p>174.041</text:p>
          </table:table-cell>
          <table:table-cell office:value-type="float" office:value="174.041360298333" calcext:value-type="float">
            <text:p>174.041</text:p>
          </table:table-cell>
          <table:table-cell office:value-type="float" office:value="0.316339016" calcext:value-type="float">
            <text:p>0.316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87.576241016" calcext:value-type="float">
            <text:p>87.576</text:p>
          </table:table-cell>
          <table:table-cell office:value-type="float" office:value="87.539588928" calcext:value-type="float">
            <text:p>87.540</text:p>
          </table:table-cell>
          <table:table-cell office:value-type="float" office:value="87.5519183473334" calcext:value-type="float">
            <text:p>87.552</text:p>
          </table:table-cell>
          <table:table-cell office:value-type="float" office:value="0.2367911339" calcext:value-type="float">
            <text:p>0.237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87.508358001" calcext:value-type="float">
            <text:p>87.508</text:p>
          </table:table-cell>
          <table:table-cell office:value-type="float" office:value="87.506665945" calcext:value-type="float">
            <text:p>87.507</text:p>
          </table:table-cell>
          <table:table-cell office:value-type="float" office:value="87.50778532" calcext:value-type="float">
            <text:p>87.508</text:p>
          </table:table-cell>
          <table:table-cell office:value-type="float" office:value="0.2232940197" calcext:value-type="float">
            <text:p>0.223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number-columns-repeated="2" table:style-name="Default" office:value-type="float" office:value="8" calcext:value-type="float">
            <text:p>8</text:p>
          </table:table-cell>
          <table:table-cell office:value-type="float" office:value="87.507972955" calcext:value-type="float">
            <text:p>87.508</text:p>
          </table:table-cell>
          <table:table-cell office:value-type="float" office:value="87.507549047" calcext:value-type="float">
            <text:p>87.508</text:p>
          </table:table-cell>
          <table:table-cell office:value-type="float" office:value="87.5076917006667" calcext:value-type="float">
            <text:p>87.508</text:p>
          </table:table-cell>
          <table:table-cell office:value-type="float" office:value="0.23686409" calcext:value-type="float">
            <text:p>0.237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44.227610826" calcext:value-type="float">
            <text:p>44.228</text:p>
          </table:table-cell>
          <table:table-cell office:value-type="float" office:value="44.225727081" calcext:value-type="float">
            <text:p>44.226</text:p>
          </table:table-cell>
          <table:table-cell office:value-type="float" office:value="44.2267332866667" calcext:value-type="float">
            <text:p>44.227</text:p>
          </table:table-cell>
          <table:table-cell office:value-type="float" office:value="0.1495969296" calcext:value-type="float">
            <text:p>0.150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44.196195125" calcext:value-type="float">
            <text:p>44.196</text:p>
          </table:table-cell>
          <table:table-cell office:value-type="float" office:value="44.185889959" calcext:value-type="float">
            <text:p>44.186</text:p>
          </table:table-cell>
          <table:table-cell office:value-type="float" office:value="44.1926190053333" calcext:value-type="float">
            <text:p>44.193</text:p>
          </table:table-cell>
          <table:table-cell office:value-type="float" office:value="0.1461529732" calcext:value-type="float">
            <text:p>0.146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number-columns-repeated="2" table:style-name="Default" office:value-type="float" office:value="16" calcext:value-type="float">
            <text:p>16</text:p>
          </table:table-cell>
          <table:table-cell office:value-type="float" office:value="44.196622848" calcext:value-type="float">
            <text:p>44.197</text:p>
          </table:table-cell>
          <table:table-cell office:value-type="float" office:value="44.195675134" calcext:value-type="float">
            <text:p>44.196</text:p>
          </table:table-cell>
          <table:table-cell office:value-type="float" office:value="44.1959923103333" calcext:value-type="float">
            <text:p>44.196</text:p>
          </table:table-cell>
          <table:table-cell office:value-type="float" office:value="0.1491410732" calcext:value-type="float">
            <text:p>0.149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22.535436153" calcext:value-type="float">
            <text:p>22.535</text:p>
          </table:table-cell>
          <table:table-cell office:value-type="float" office:value="22.534871101" calcext:value-type="float">
            <text:p>22.535</text:p>
          </table:table-cell>
          <table:table-cell office:value-type="float" office:value="22.5352451003333" calcext:value-type="float">
            <text:p>22.535</text:p>
          </table:table-cell>
          <table:table-cell office:value-type="float" office:value="0.0838720798" calcext:value-type="float">
            <text:p>0.084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22.507868051" calcext:value-type="float">
            <text:p>22.508</text:p>
          </table:table-cell>
          <table:table-cell office:value-type="float" office:value="22.50476098" calcext:value-type="float">
            <text:p>22.505</text:p>
          </table:table-cell>
          <table:table-cell office:value-type="float" office:value="22.5059493376667" calcext:value-type="float">
            <text:p>22.506</text:p>
          </table:table-cell>
          <table:table-cell office:value-type="float" office:value="0.082490921" calcext:value-type="float">
            <text:p>0.082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1.684550046" calcext:value-type="float">
            <text:p>11.685</text:p>
          </table:table-cell>
          <table:table-cell office:value-type="float" office:value="11.681290149" calcext:value-type="float">
            <text:p>11.681</text:p>
          </table:table-cell>
          <table:table-cell office:value-type="float" office:value="11.68342177" calcext:value-type="float">
            <text:p>11.683</text:p>
          </table:table-cell>
          <table:table-cell office:value-type="float" office:value="0.0460629463" calcext:value-type="float">
            <text:p>0.046</text:p>
          </table:table-cell>
          <table:table-cell table:number-columns-repeated="1005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M2:Sheet1.O15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6T19:12:07.299826056</dc:date>
    <meta:generator>LibreOffice/4.1.3.2$Linux_X86_64 LibreOffice_project/410m0$Build-2</meta:generator>
    <meta:editing-duration>P0D</meta:editing-duration>
    <meta:editing-cycles>1</meta:editing-cycles>
    <meta:document-statistic meta:table-count="1" meta:cell-count="474" meta:object-count="0"/>
  </office:meta>
</office:document-meta>
</file>